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Bahnschrift Light Condensed" svg:font-family="'Bahnschrift Light Condense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Impact" fo:font-size="25pt" fo:language="es" fo:country="ES" style:text-underline-style="solid" style:text-underline-width="auto" style:text-underline-color="font-color" style:text-underline-mode="continuous" style:text-overline-mode="continuous" style:text-line-through-mode="continuous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color="#c9211e" style:font-name="Bahnschrift Light Condensed" fo:language="es" fo:country="E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style:font-name="Bahnschrift Light Condensed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28471f" style:font-name="Bahnschrift Light Condensed" fo:language="es" fo:country="E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8471f" style:font-name="Bahnschrift Light Condensed" fo:language="es" fo:country="ES" fo:font-weight="bold" style:font-weight-asian="bold" style:font-weight-complex="bold"/>
    </style:style>
    <style:style style:name="P7" style:family="paragraph" style:parent-style-name="Standard">
      <style:text-properties fo:color="#000000" style:font-name="Bahnschrift Light Condensed" fo:language="es" fo:country="ES" fo:font-weight="bold" style:font-weight-asian="bold" style:font-weight-complex="bold"/>
    </style:style>
    <style:style style:name="P8" style:family="paragraph" style:parent-style-name="Standard">
      <style:text-properties fo:color="#000000" style:font-name="Bahnschrift Light Condensed" fo:font-size="15pt" fo:language="es" fo:country="ES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000000" style:font-name="Bahnschrift Light Condensed" fo:font-size="15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0000" style:font-name="Bahnschrift Light Condensed" fo:font-weight="bold" style:font-weight-asian="bold" style:font-weight-complex="bold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color="#c9211e" style:font-name="Impact" fo:font-size="2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25pt" style:font-size-complex="25pt"/>
    </style:style>
    <style:style style:name="P12" style:family="paragraph" style:parent-style-name="Standard">
      <style:text-properties fo:color="#000000" style:font-name="Bahnschrift Light Condensed" fo:language="es" fo:country="ES" fo:font-weight="bold" style:font-weight-asian="bold" style:font-weight-complex="bold"/>
    </style:style>
    <style:style style:name="P13" style:family="paragraph" style:parent-style-name="Standard">
      <style:text-properties fo:color="#000000" style:font-name="Bahnschrift Light Condensed" fo:language="es" fo:country="ES" fo:font-weight="bold" officeooo:rsid="0009fa18" style:font-weight-asian="bold" style:font-weight-complex="bold"/>
    </style:style>
    <style:style style:name="P14" style:family="paragraph" style:parent-style-name="Standard">
      <style:text-properties fo:color="#000000" style:font-name="Bahnschrift Light Condensed" fo:language="es" fo:country="ES" fo:font-weight="bold" officeooo:rsid="0009fa18" officeooo:paragraph-rsid="0009fa18" style:font-weight-asian="bold" style:font-weight-complex="bold"/>
    </style:style>
    <style:style style:name="P15" style:family="paragraph" style:parent-style-name="Standard">
      <style:text-properties fo:color="#000000" style:font-name="Bahnschrift Light Condensed" fo:language="es" fo:country="ES" fo:font-weight="bold" officeooo:paragraph-rsid="000b80a9" style:font-weight-asian="bold" style:font-weight-complex="bold"/>
    </style:style>
    <style:style style:name="P16" style:family="paragraph" style:parent-style-name="Standard">
      <style:text-properties fo:color="#000000" style:font-name="Bahnschrift Light Condensed" fo:language="es" fo:country="ES" fo:font-weight="bold" officeooo:rsid="000b80a9" officeooo:paragraph-rsid="000b80a9" style:font-weight-asian="bold" style:font-weight-complex="bold"/>
    </style:style>
    <style:style style:name="T1" style:family="text">
      <style:text-properties fo:color="#28471f" style:font-name="Bahnschrift Light Condensed" fo:language="es" fo:country="ES" fo:font-weight="bold" style:font-weight-asian="bold" style:font-weight-complex="bold"/>
    </style:style>
    <style:style style:name="T2" style:family="text">
      <style:text-properties fo:color="#00a933" style:font-name="Bahnschrift Light Condensed" fo:language="es" fo:country="ES" fo:font-weight="bold" style:font-weight-asian="bold" style:font-weight-complex="bold"/>
    </style:style>
    <style:style style:name="T3" style:family="text">
      <style:text-properties fo:color="#000000" style:font-name="Bahnschrift Light Condensed" fo:language="es" fo:country="ES" fo:font-weight="bold" style:font-weight-asian="bold" style:font-weight-complex="bold"/>
    </style:style>
    <style:style style:name="T4" style:family="text">
      <style:text-properties fo:color="#000000" style:font-name="Bahnschrift Light Condensed" fo:language="es" fo:country="AR" fo:font-weight="bold" style:font-weight-asian="bold" style:font-weight-complex="bold"/>
    </style:style>
    <style:style style:name="T5" style:family="text">
      <style:text-properties fo:color="#c9211e" style:font-name="Bahnschrift Light Condensed" fo:language="es" fo:country="ES" fo:font-weight="bold" style:font-weight-asian="bold" style:font-weight-complex="bold"/>
    </style:style>
    <style:style style:name="T6" style:family="text">
      <style:text-properties officeooo:rsid="0009fa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rabajo Practico</text:p>
      <text:p text:style-name="P1">Programación: Colectivo</text:p>
      <text:p text:style-name="P2"/>
      <text:p text:style-name="P3">LINEA</text:p>
      <text:p text:style-name="P4"><text:span text:style-name="Fuente_20_de_20_párrafo_20_predeter."><text:span text:style-name="T1">A</text:span></text:span><text:span text:style-name="Fuente_20_de_20_párrafo_20_predeter."><text:span text:style-name="T2">----1----2----3----4----</text:span></text:span><text:span text:style-name="Fuente_20_de_20_párrafo_20_predeter."><text:span text:style-name="T1">B</text:span></text:span></text:p>
      <text:p text:style-name="P4"><text:span text:style-name="Fuente_20_de_20_párrafo_20_predeter."><text:span text:style-name="T1">SUR</text:span></text:span><text:span text:style-name="Fuente_20_de_20_párrafo_20_predeter."><text:span text:style-name="T2">-----------------</text:span></text:span><text:span text:style-name="Fuente_20_de_20_párrafo_20_predeter."><text:span text:style-name="T1">NORTE</text:span></text:span></text:p>
      <text:p text:style-name="P6"/>
      <text:p text:style-name="P7">-Este trabajo tratara de replicar un colectivo que transporta pasajeros desde un punto “A” a un punto “B” con 4 paradas de por medio. La terminal “B” constara de un tanque de cierta capacidad para poder recargar combustible al objeto principal, el colectivo. El colectivo tendra una capacidad minima y maxima de combustible para utilizar a lo largo del trayecto(Trayecto de A a A pasando por B) y dispondra de una capacidad de pasajeros minima y maxima (Pasajaeros que pueden interactuar con la variable del colectivo “pasajeros” al subirse o bajarse en cualquiera de las 4 paradas).</text:p>
      <text:p text:style-name="P7"/>
      <text:p text:style-name="P7"/>
      <text:p text:style-name="P7"/>
      <text:p text:style-name="P7">C = Combustible</text:p>
      <text:p text:style-name="Standard"><text:span text:style-name="Fuente_20_de_20_párrafo_20_predeter."><text:span text:style-name="T3">$ = </text:span></text:span><text:span text:style-name="Fuente_20_de_20_párrafo_20_predeter."><text:span text:style-name="T4">Dinero</text:span></text:span><text:span text:style-name="Fuente_20_de_20_párrafo_20_predeter."><text:span text:style-name="T3"> </text:span></text:span><text:span text:style-name="Fuente_20_de_20_párrafo_20_predeter."><text:span text:style-name="T4">disponible</text:span></text:span></text:p>
      <text:p text:style-name="P7">P= Personas</text:p>
      <text:p text:style-name="P7">CC = Capacidad del colectivo</text:p>
      <text:p text:style-name="P7">L = Litro</text:p>
      <text:p text:style-name="P7">Km = Kilometro</text:p>
      <text:p text:style-name="P7">Norte = Sumatoria Ascendente (A a B)</text:p>
      <text:p text:style-name="P7">Sur = Sumatoria Descendente (B a A)</text:p>
      <text:p text:style-name="P7">T= Tarifa</text:p>
      <text:p text:style-name="Standard"><text:span text:style-name="Fuente_20_de_20_párrafo_20_predeter."><text:span text:style-name="T5">#</text:span></text:span><text:span text:style-name="Fuente_20_de_20_párrafo_20_predeter."><text:span text:style-name="T3">= Numero (modificable hacia un escenario de prueba)</text:span></text:span></text:p>
      <text:p text:style-name="P8"/>
      <text:p text:style-name="P9">Pautas Iniciales:</text:p>
      <text:p text:style-name="P7">-Paradas: 4 (1 Km de separacion entre c/u)</text:p>
      <text:p text:style-name="P7">-Terminales: A y B (Se bajan todos y no sube nadie)</text:p>
      <text:p text:style-name="Standard"><text:span text:style-name="Fuente_20_de_20_párrafo_20_predeter."><text:span text:style-name="T3">-Combustible minimo: </text:span></text:span><text:span text:style-name="Fuente_20_de_20_párrafo_20_predeter."><text:span text:style-name="T5">#</text:span></text:span><text:span text:style-name="Fuente_20_de_20_párrafo_20_predeter."><text:span text:style-name="T3">L</text:span></text:span></text:p>
      <text:p text:style-name="Standard"><text:span text:style-name="Fuente_20_de_20_párrafo_20_predeter."><text:span text:style-name="T3">-Combustible maximo: </text:span></text:span><text:span text:style-name="Fuente_20_de_20_párrafo_20_predeter."><text:span text:style-name="T5">#</text:span></text:span><text:span text:style-name="Fuente_20_de_20_párrafo_20_predeter."><text:span text:style-name="T3">L</text:span></text:span></text:p>
      <text:p text:style-name="P7">-Consumo: 10L x Km + 0.2L x P</text:p>
      <text:p text:style-name="Standard"><text:span text:style-name="Fuente_20_de_20_párrafo_20_predeter."><text:span text:style-name="T3">-Tarifa: <text:s/></text:span></text:span><text:span text:style-name="Fuente_20_de_20_párrafo_20_predeter."><text:span text:style-name="T5">#</text:span></text:span><text:span text:style-name="Fuente_20_de_20_párrafo_20_predeter."><text:span text:style-name="T3">$ (Tarifa Normal)</text:span></text:span></text:p>
      <text:p text:style-name="P7"><text:tab/> <text:s text:c="2"/>0.25% de la “Tarifa Normal” (De 1 <text:s/>a ”A” y De 4 a “B”)</text:p>
      <text:p text:style-name="P7">-Chofer parte del bondi (No se cuenta como persona)</text:p>
      <text:p text:style-name="P7">-Capacidad de tanque de terminal “B” : 90L (Por colectivo)</text:p>
      <text:p text:style-name="P7">-Costo Combustible: 2$ x L</text:p>
      <text:p text:style-name="P7">-En cada parada existe gente que quiere ir a ambos lados</text:p>
      <text:p text:style-name="P7">-Existen dos direcciones, “Norte” Y “Sur”</text:p>
      <text:p text:style-name="P5"><text:s text:c="3"/>A a B <text:s text:c="6"/>DIRECCION <text:s text:c="7"/>NORTE</text:p>
      <text:p text:style-name="P5"><text:s text:c="3"/>B a A <text:s text:c="6"/>DIRECCION <text:s text:c="14"/>SUR</text:p>
      <text:p text:style-name="P7"/>
      <text:p text:style-name="P9"><text:soft-page-break/></text:p>
      <text:p text:style-name="P9">Escenario de Prueba Nº 1:</text:p>
      <text:p text:style-name="P14">Primero vamos a definir un escenario en donde nuestro colectivo va a ir de punto “A” a punto “A” pasando por “B”, para esto vamos a definir las variables que se pueden modificar para que esto suceda.</text:p>
      <text:p text:style-name="P14"/>
      <text:p text:style-name="P7">Combustible <text:span text:style-name="T6">inicial</text:span>: <text:span text:style-name="T6">9</text:span>0L</text:p>
      <text:p text:style-name="P7">Dinero = 0<text:span text:style-name="T6">$</text:span></text:p>
      <text:p text:style-name="P7">Personas= 0</text:p>
      <text:p text:style-name="P7">Capacidad= 50</text:p>
      <text:p text:style-name="P10">Tarifa = 20$</text:p>
      <text:p text:style-name="P7">Carga de Combustible: <text:span text:style-name="T6">9</text:span>0L</text:p>
      <text:p text:style-name="P7">Costo del Combustible: $2 x L</text:p>
      <text:p text:style-name="P13"/>
      <text:p text:style-name="P14">En este escenario, el primer “tramo” se r<text:tab/>ealizara sin problema alguno, se subiran 50 personas (capacidad maxima) y se recaudara = 20 personas en parada 1<text:line-break/><text:tab/><text:tab/><text:tab/><text:tab/><text:tab/> <text:s text:c="8"/>20 personas en parada 2<text:tab/></text:p>
      <text:p text:style-name="P15"><text:tab/><text:tab/><text:tab/><text:tab/><text:tab/> <text:s text:c="8"/><text:span text:style-name="T6">10 personas en parada 3<text:line-break/><text:line-break/>Dando un total de 20$ x 50 P = 1000$ De recaudacion</text:span></text:p>
      <text:p text:style-name="P16">Este monto nos alcanza para poder invertir en mas combustible una vez llegados a la terminal “B”. Por lo que se hace la inversion y se vuelve a partir a la terminal “A”.</text:p>
      <text:p text:style-name="P16"/>
      <text:p text:style-name="P16">Carga de Combustible = 2$ x L =&gt; 2$ x 90L =&gt; 1000$ - 180$ = 820$ Sobrantes a la carga.</text:p>
      <text:p text:style-name="P16"/>
      <text:p text:style-name="P16">Se logra exitosamente con misma cantidad de personas viajando en el colectivo hasta su destino. Recaudando asi un total de 1000$ en dicho tramo.</text:p>
      <text:p text:style-name="P16"/>
      <text:p text:style-name="P16">Recaudacion total: 1820$<text:line-break/>Combustible final: 0L<text:line-break/>Personas: 0</text:p>
      <text:p text:style-name="P16">Cargo combustible? : Si <text:s/>- <text:s/>Cuanto? : 90L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Bahnschrift Light Condensed" svg:font-family="'Bahnschrift Light Condense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Leandro Gabriel Brugger</meta:initial-creator>
    <meta:creation-date>2017-10-20T23:40:00Z</meta:creation-date>
    <dc:date>2019-05-21T23:40:24.642000000</dc:date>
    <meta:editing-cycles>2</meta:editing-cycles>
    <meta:editing-duration>PT1H37M39S</meta:editing-duration>
    <meta:document-statistic meta:table-count="0" meta:image-count="0" meta:object-count="0" meta:page-count="2" meta:paragraph-count="47" meta:word-count="466" meta:character-count="2621" meta:non-whitespace-character-count="2130"/>
    <meta:template xlink:type="simple" xlink:actuate="onRequest" xlink:title="" xlink:href="Normal"/>
  </office:meta>
</office:document-meta>
</file>